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C000000C4D1BAA819A24A7927.jpg" manifest:media-type="image/jpeg"/>
  <manifest:file-entry manifest:full-path="Pictures/10000000000007A900000362DE189D5BC32BE889.jpg" manifest:media-type="image/jpeg"/>
  <manifest:file-entry manifest:full-path="Pictures/1000000000000020000000204B249CA79A42C6D7.png" manifest:media-type="image/png"/>
  <manifest:file-entry manifest:full-path="Pictures/100000000000010E000002F25D6A75BED0711A1A.jpg" manifest:media-type="image/jpeg"/>
  <manifest:file-entry manifest:full-path="Pictures/1000020100000208000002432F02303B6C6BE4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1.056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1.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2.898cm"/>
    </style:style>
    <style:style style:name="gr7" style:family="graphic" style:parent-style-name="objectwithoutfill">
      <style:graphic-properties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ed1c24" draw:fill="solid" draw:fill-color="#ed1c24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stroke="none" svg:stroke-color="#ed1c24" draw:fill="solid" draw:fill-color="#999999"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9cm"/>
    </style:style>
    <style:style style:name="gr12" style:family="graphic" style:parent-style-name="objectwithoutfill">
      <style:graphic-properties svg:stroke-width="0.1cm" svg:stroke-color="#e3d2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2bf44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21409a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ed1c24" draw:fill="solid" draw:fill-color="#000000" draw:textarea-horizontal-align="justify" draw:textarea-vertical-align="middle" draw:auto-grow-height="false" fo:min-height="0.034cm" fo:min-width="0cm"/>
    </style:style>
    <style:style style:name="gr1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.708cm, 23.438cm, 12.79cm, 17.327cm)" draw:image-opacity="100%" style:mirror="none"/>
    </style:style>
    <style:style style:name="gr17" style:family="graphic" style:parent-style-name="objectwithoutfill">
      <style:graphic-properties svg:stroke-width="0.1cm" svg:stroke-color="#00a65d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58220" draw:marker-start-width="0.5cm" draw:marker-end-width="0.5cm" draw:fill="none" draw:fill-color="#f58220" draw:textarea-vertical-align="middle" fo:padding-top="0.175cm" fo:padding-bottom="0.175cm" fo:padding-left="0.3cm" fo:padding-right="0.3cm"/>
    </style:style>
    <style:style style:name="gr1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1.7cm"/>
    </style:style>
    <style:style style:name="gr21" style:family="graphic" style:parent-style-name="objectwithoutfill">
      <style:graphic-properties svg:stroke-width="0.1cm" svg:stroke-color="#5c2d91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7a19a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1cm"/>
    </style:style>
    <style:style style:name="gr2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58220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line draw:style-name="gr1" draw:text-style-name="P1" draw:layer="layout" svg:x1="18.6cm" svg:y1="12.9cm" svg:x2="18.503cm" svg:y2="17.2cm">
          <text:p/>
        </draw:line>
        <draw:line draw:style-name="gr1" draw:text-style-name="P1" draw:layer="layout" svg:x1="20.702cm" svg:y1="12.9cm" svg:x2="20.605cm" svg:y2="17.2cm">
          <text:p/>
        </draw:line>
        <draw:line draw:style-name="gr1" draw:text-style-name="P1" draw:layer="layout" svg:x1="19.701cm" svg:y1="12.9cm" svg:x2="19.604cm" svg:y2="17.2cm">
          <text:p/>
        </draw:line>
        <draw:frame draw:style-name="gr2" draw:text-style-name="P1" draw:layer="layout" svg:width="7.223cm" svg:height="8.712cm" svg:x="4.376cm" svg:y="2cm">
          <draw:image xlink:href="Pictures/1000020100000208000002432F02303B6C6BE498.png" xlink:type="simple" xlink:show="embed" xlink:actuate="onLoad">
            <text:p/>
          </draw:image>
        </draw:frame>
        <draw:frame draw:style-name="gr3" draw:text-style-name="P1" draw:layer="layout" svg:width="3cm" svg:height="8.378cm" svg:x="18.4cm" svg:y="1.622cm">
          <draw:image xlink:href="Pictures/100000000000010E000002F25D6A75BED0711A1A.jpg" xlink:type="simple" xlink:show="embed" xlink:actuate="onLoad">
            <text:p/>
          </draw:image>
        </draw:frame>
        <draw:custom-shape draw:style-name="gr4" draw:text-style-name="P3" draw:layer="layout" svg:width="3cm" svg:height="4.6cm" svg:x="8cm" svg:y="4.3cm">
          <text:p text:style-name="P2">MCLR</text:p>
          <text:p text:style-name="P2">Vdd</text:p>
          <text:p text:style-name="P2">GND</text:p>
          <text:p text:style-name="P2">ICSPDAT</text:p>
          <text:p text:style-name="P2">ICSPCLK</text:p>
          <text:p text:style-name="P2">LVP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7.4cm" svg:x="16.5cm" svg:y="2.1cm">
          <text:p text:style-name="P2">Vdd<text:line-break/>RA5<text:line-break/>RA4<text:line-break/>MCLR<text:line-break/>RC5<text:line-break/>RC4<text:line-break/>RC3</text:p>
          <text:p text:style-name="P2">RC6</text:p>
          <text:p text:style-name="P2">RC7</text:p>
          <text:p text:style-name="P2">RB7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398cm" svg:height="7.4cm" svg:x="21.102cm" svg:y="2.1cm">
          <text:p text:style-name="P2">Vss(GND)</text:p>
          <text:p text:style-name="P2">ICSPDAT</text:p>
          <text:p text:style-name="P2">ICSPCLK</text:p>
          <text:p text:style-name="P2">RA2<text:line-break/>RC0</text:p>
          <text:p text:style-name="P2">RC1<text:line-break/>RC2</text:p>
          <text:p text:style-name="P2">RB4</text:p>
          <text:p text:style-name="P2">RB5</text:p>
          <text:p text:style-name="P2">RB6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4cm" svg:y1="4.7cm" svg:x2="16.5cm" svg:y2="4.7cm">
          <text:p/>
        </draw:line>
        <draw:line draw:style-name="gr8" draw:text-style-name="P1" draw:layer="layout" svg:x1="11.4cm" svg:y1="5.5cm" svg:x2="14.4cm" svg:y2="5.5cm">
          <text:p/>
        </draw:line>
        <draw:line draw:style-name="gr8" draw:text-style-name="P1" draw:layer="layout" svg:x1="14.4cm" svg:y1="11.2cm" svg:x2="14.4cm" svg:y2="2.5cm">
          <text:p/>
        </draw:line>
        <draw:line draw:style-name="gr8" draw:text-style-name="P1" draw:layer="layout" svg:x1="4cm" svg:y1="11.2cm" svg:x2="14.4cm" svg:y2="11.2cm">
          <text:p/>
        </draw:line>
        <draw:line draw:style-name="gr8" draw:text-style-name="P1" draw:layer="layout" svg:x1="14.4cm" svg:y1="2.5cm" svg:x2="16.5cm" svg:y2="2.5cm">
          <text:p/>
        </draw:line>
        <draw:custom-shape draw:style-name="gr9" draw:text-style-name="P4" draw:layer="layout" svg:width="0.4cm" svg:height="0.4cm" svg:x="14.2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7.2cm" svg:y1="2.7cm" svg:x2="27.2cm" svg:y2="17.2cm">
          <text:p/>
        </draw:line>
        <draw:line draw:style-name="gr1" draw:text-style-name="P1" draw:layer="layout" svg:x1="24.5cm" svg:y1="2.7cm" svg:x2="27.2cm" svg:y2="2.7cm">
          <text:p/>
        </draw:line>
        <draw:line draw:style-name="gr1" draw:text-style-name="P1" draw:layer="layout" svg:x1="13.7cm" svg:y1="6.3cm" svg:x2="13.7cm" svg:y2="17.2cm">
          <text:p/>
        </draw:line>
        <draw:line draw:style-name="gr1" draw:text-style-name="P1" draw:layer="layout" svg:x1="11.4cm" svg:y1="6.3cm" svg:x2="13.7cm" svg:y2="6.3cm">
          <text:p/>
        </draw:line>
        <draw:custom-shape draw:style-name="gr9" draw:text-style-name="P4" draw:layer="layout" svg:width="0.4cm" svg:height="0.4cm" svg:x="15.201cm" svg:y="2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4cm" svg:height="0.4cm" svg:x="15.202cm" svg:y="4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5.4cm" svg:y1="3.7cm" svg:x2="15.4cm" svg:y2="4.7cm">
          <text:p/>
        </draw:line>
        <draw:line draw:style-name="gr8" draw:text-style-name="P1" draw:layer="layout" svg:x1="15.4cm" svg:y1="3.5cm" svg:x2="15.4cm" svg:y2="2.5cm">
          <text:p/>
        </draw:line>
        <draw:custom-shape draw:style-name="gr11" draw:text-style-name="P3" draw:layer="layout" svg:width="1.4cm" svg:height="0.8cm" draw:transform="rotate (-1.5707963267949) translate (15.8cm 2.9cm)">
          <text:p text:style-name="P2">10k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cm" svg:y1="7cm" svg:x2="12.2cm" svg:y2="7cm">
          <text:p/>
        </draw:line>
        <draw:line draw:style-name="gr13" draw:text-style-name="P1" draw:layer="layout" svg:x1="11.4cm" svg:y1="7.7cm" svg:x2="12.9cm" svg:y2="7.7cm">
          <text:p/>
        </draw:line>
        <draw:line draw:style-name="gr12" draw:text-style-name="P1" draw:layer="layout" svg:x1="12.2cm" svg:y1="0.5cm" svg:x2="12.2cm" svg:y2="7cm">
          <text:p/>
        </draw:line>
        <draw:line draw:style-name="gr13" draw:text-style-name="P1" draw:layer="layout" svg:x1="12.9cm" svg:y1="1.1cm" svg:x2="12.9cm" svg:y2="7.7cm">
          <text:p/>
        </draw:line>
        <draw:line draw:style-name="gr13" draw:text-style-name="P1" draw:layer="layout" svg:x1="12.9cm" svg:y1="1.1cm" svg:x2="26.6cm" svg:y2="1.1cm">
          <text:p/>
        </draw:line>
        <draw:line draw:style-name="gr12" draw:text-style-name="P1" draw:layer="layout" svg:x1="12.2cm" svg:y1="0.5cm" svg:x2="25.8cm" svg:y2="0.5cm">
          <text:p/>
        </draw:line>
        <draw:line draw:style-name="gr12" draw:text-style-name="P1" draw:layer="layout" svg:x1="25.8cm" svg:y1="3.3cm" svg:x2="25.8cm" svg:y2="0.5cm">
          <text:p/>
        </draw:line>
        <draw:line draw:style-name="gr12" draw:text-style-name="P1" draw:layer="layout" svg:x1="25.8cm" svg:y1="3.3cm" svg:x2="24.5cm" svg:y2="3.3cm">
          <text:p/>
        </draw:line>
        <draw:line draw:style-name="gr13" draw:text-style-name="P1" draw:layer="layout" svg:x1="26.6cm" svg:y1="3.9cm" svg:x2="26.6cm" svg:y2="1.1cm">
          <text:p/>
        </draw:line>
        <draw:line draw:style-name="gr13" draw:text-style-name="P1" draw:layer="layout" svg:x1="26.6cm" svg:y1="3.9cm" svg:x2="24.5cm" svg:y2="3.9cm">
          <text:p/>
        </draw:line>
        <draw:line draw:style-name="gr14" draw:text-style-name="P1" draw:layer="layout" svg:x1="16.1cm" svg:y1="7.6cm" svg:x2="16.5cm" svg:y2="7.6cm">
          <text:p/>
        </draw:line>
        <draw:line draw:style-name="gr14" draw:text-style-name="P1" draw:layer="layout" svg:x1="16.1cm" svg:y1="7.6cm" svg:x2="16.1cm" svg:y2="13.1cm">
          <text:p/>
        </draw:line>
        <draw:line draw:style-name="gr14" draw:text-style-name="P1" draw:layer="layout" svg:x1="20.4cm" svg:y1="13.1cm" svg:x2="16.1cm" svg:y2="13.1cm">
          <text:p/>
        </draw:line>
        <draw:custom-shape draw:style-name="gr15" draw:text-style-name="P6" draw:layer="layout" svg:width="0.4cm" svg:height="0.4cm" svg:x="18.303cm" svg:y="1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4cm" svg:height="0.8cm" draw:transform="rotate (-1.5707963267949) translate (19.1cm 14.2cm)">
          <text:p text:style-name="P2">1k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4.2cm" svg:height="2.8cm" svg:x="17.3cm" svg:y="10.1cm">
          <draw:image xlink:href="Pictures/10000000000007A900000362DE189D5BC32BE889.jpg" xlink:type="simple" xlink:show="embed" xlink:actuate="onLoad">
            <text:p/>
          </draw:image>
        </draw:frame>
        <draw:line draw:style-name="gr14" draw:text-style-name="P1" draw:layer="layout" svg:x1="20.4cm" svg:y1="12.9cm" svg:x2="20.4cm" svg:y2="13.1cm">
          <text:p/>
        </draw:line>
        <draw:line draw:style-name="gr17" draw:text-style-name="P1" draw:layer="layout" svg:x1="15.6cm" svg:y1="6.9cm" svg:x2="16.5cm" svg:y2="6.9cm">
          <text:p/>
        </draw:line>
        <draw:line draw:style-name="gr17" draw:text-style-name="P1" draw:layer="layout" svg:x1="15.6cm" svg:y1="6.9cm" svg:x2="15.6cm" svg:y2="13.5cm">
          <text:p/>
        </draw:line>
        <draw:line draw:style-name="gr17" draw:text-style-name="P1" draw:layer="layout" svg:x1="19.2cm" svg:y1="13.5cm" svg:x2="15.6cm" svg:y2="13.5cm">
          <text:p/>
        </draw:line>
        <draw:line draw:style-name="gr17" draw:text-style-name="P1" draw:layer="layout" svg:x1="19.2cm" svg:y1="13.5cm" svg:x2="19.2cm" svg:y2="12.9cm">
          <text:p/>
        </draw:line>
        <draw:line draw:style-name="gr18" draw:text-style-name="P7" draw:layer="layout" svg:x1="15cm" svg:y1="5.5cm" svg:x2="16.5cm" svg:y2="5.5cm">
          <text:p/>
        </draw:line>
        <draw:line draw:style-name="gr18" draw:text-style-name="P7" draw:layer="layout" svg:x1="15cm" svg:y1="5.5cm" svg:x2="15cm" svg:y2="14cm">
          <text:p/>
        </draw:line>
        <draw:line draw:style-name="gr18" draw:text-style-name="P7" draw:layer="layout" svg:x1="18.3cm" svg:y1="14cm" svg:x2="15cm" svg:y2="14cm">
          <text:p/>
        </draw:line>
        <draw:line draw:style-name="gr18" draw:text-style-name="P7" draw:layer="layout" svg:x1="18.3cm" svg:y1="14cm" svg:x2="18.3cm" svg:y2="12.9cm">
          <text:p/>
        </draw:line>
        <draw:frame draw:style-name="gr19" draw:text-style-name="P2" draw:layer="layout" svg:width="9.4cm" svg:height="5.548cm" draw:transform="rotate (-1.5707963267949) translate (10.948cm 11.4cm)">
          <draw:image xlink:href="Pictures/100000000000014C000000C4D1BAA819A24A7927.jpg" xlink:type="simple" xlink:show="embed" xlink:actuate="onLoad">
            <text:p/>
          </draw:image>
        </draw:frame>
        <draw:custom-shape draw:style-name="gr20" draw:text-style-name="P3" draw:layer="layout" svg:width="2.2cm" svg:height="2.4cm" svg:x="7.3cm" svg:y="15.2cm">
          <text:p text:style-name="P2">SCL(3)</text:p>
          <text:p text:style-name="P2">SDA(2)</text:p>
          <text:p text:style-name="P2">GND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4cm" svg:height="0.8cm" draw:transform="rotate (-1.5707963267949) translate (20.1cm 14.2cm)">
          <text:p text:style-name="P2">1k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4cm" svg:height="0.8cm" draw:transform="rotate (-1.5707963267949) translate (21.1cm 14.2cm)">
          <text:p text:style-name="P2">1k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cm" svg:y1="17.2cm" svg:x2="27.2cm" svg:y2="17.2cm">
          <text:p/>
        </draw:line>
        <draw:line draw:style-name="gr21" draw:text-style-name="P1" draw:layer="layout" svg:x1="10cm" svg:y1="16cm" svg:x2="25.6cm" svg:y2="16cm">
          <text:p/>
        </draw:line>
        <draw:line draw:style-name="gr22" draw:text-style-name="P1" draw:layer="layout" svg:x1="10cm" svg:y1="16.6cm" svg:x2="26.4cm" svg:y2="16.6cm">
          <text:p/>
        </draw:line>
        <draw:custom-shape draw:style-name="gr23" draw:text-style-name="P3" draw:layer="layout" svg:width="1.6cm" svg:height="0.8cm" svg:x="4.7cm" svg:y="16.8cm">
          <text:p text:style-name="P2">VCC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cm" svg:y1="11.2cm" svg:x2="4cm" svg:y2="17.2cm">
          <text:p/>
        </draw:line>
        <draw:line draw:style-name="gr8" draw:text-style-name="P1" draw:layer="layout" svg:x1="4.7cm" svg:y1="17.2cm" svg:x2="4cm" svg:y2="17.2cm">
          <text:p/>
        </draw:line>
        <draw:custom-shape draw:style-name="gr15" draw:text-style-name="P6" draw:layer="layout" svg:width="0.4cm" svg:height="0.4cm" svg:x="13.504cm" svg:y="17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4cm" svg:height="0.4cm" svg:x="19.404cm" svg:y="17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4cm" svg:height="0.4cm" svg:x="20.404cm" svg:y="17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6.4cm" svg:y1="7.6cm" svg:x2="26.4cm" svg:y2="16.6cm">
          <text:p/>
        </draw:line>
        <draw:line draw:style-name="gr22" draw:text-style-name="P1" draw:layer="layout" svg:x1="26.4cm" svg:y1="7.6cm" svg:x2="24.5cm" svg:y2="7.6cm">
          <text:p/>
        </draw:line>
        <draw:line draw:style-name="gr21" draw:text-style-name="P1" draw:layer="layout" svg:x1="25.6cm" svg:y1="9cm" svg:x2="25.6cm" svg:y2="16cm">
          <text:p/>
        </draw:line>
        <draw:line draw:style-name="gr21" draw:text-style-name="P1" draw:layer="layout" svg:x1="25.6cm" svg:y1="9cm" svg:x2="24.5cm" svg:y2="9cm">
          <text:p/>
        </draw:lin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f58220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3.365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4T13:30:56.060155921</meta:creation-date>
    <dc:date>2018-01-19T21:18:16.524049088</dc:date>
    <meta:editing-duration>PT53M21S</meta:editing-duration>
    <meta:editing-cycles>6</meta:editing-cycles>
    <meta:generator>LibreOffice/5.4.2.2$Linux_X86_64 LibreOffice_project/40m0$Build-2</meta:generator>
    <meta:document-statistic meta:object-count="88"/>
  </office:meta>
</office:document-meta>
</file>